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lores de Mercado Libre:</text:p>
      <text:p text:style-name="P1"/>
      <text:p text:style-name="P1"/>
      <text:p text:style-name="P1">1. Innovación: Mercado Libre promueve la innovación constante en todos sus procesos y servicios. Desde su fundación, la empresa ha estado a la vanguardia de la tecnología, implementando soluciones innovadoras para mejorar la experiencia de compra y venta en línea. La innovación es clave para adaptarse a las necesidades cambiantes de los clientes y mantener la competitividad en el mercado.</text:p>
      <text:p text:style-name="P1"/>
      <text:p text:style-name="P1">2. Confianza: La confianza es un valor fundamental en Mercado Libre. La empresa se esfuerza por construir y mantener la confianza de sus usuarios a través de políticas transparentes, sistemas de seguridad robustos y un servicio al cliente excepcional. La confianza es la base de las relaciones comerciales en la plataforma y es crucial para el éxito a largo plazo de la empresa.</text:p>
      <text:p text:style-name="P1"/>
      <text:p text:style-name="P1">3. Colaboración: Mercado Libre fomenta la colaboración entre todos los miembros de su comunidad, incluyendo vendedores, compradores, empleados y socios comerciales. La empresa reconoce que el trabajo en equipo y la cooperación son fundamentales para alcanzar sus objetivos y enfrentar los desafíos del mercado.</text:p>
      <text:p text:style-name="P1"/>
      <text:p text:style-name="P1">Misión de Mercado Libre:</text:p>
      <text:p text:style-name="P1"/>
      <text:p text:style-name="P1">La misión de Mercado Libre es proporcionar a las personas y empresas de América Latina una plataforma de comercio electrónico confiable, segura y fácil de usar, que les permita comprar, vender y pagar por productos y servicios de manera eficiente y conveniente. La empresa se compromete a democratizar el comercio en la región, brindando igualdad de oportunidades a todos los participantes y contribuyendo al crecimiento económico y social de los países donde opera.</text:p>
      <text:p text:style-name="P1"/>
      <text:p text:style-name="P1">Mercado Libre aspira a ser mucho más que una simple plataforma de compras en línea. Su misión es transformar la forma en que se realizan las transacciones comerciales en América Latina, impulsando la inclusión financiera, facilitando el acceso a nuevos mercados y promoviendo el desarrollo empresarial en la región. La misión de Mercado Libre refleja su compromiso con el progreso y el bienestar de la sociedad latinoamericana en su conjunto.</text:p>
      <text:p text:style-name="P1"/>
      <text:p text:style-name="P1">Política de Mercado Libre:</text:p>
      <text:p text:style-name="P1"/>
      <text:p text:style-name="P1">1. Transparencia: Mercado Libre se compromete a operar de manera transparente en todas sus interacciones con sus usuarios y otras partes interesadas. Esto incluye proporcionar información clara y precisa sobre sus políticas, tarifas y procedimientos, así como mantener una comunicación abierta y honesta con la comunidad.</text:p>
      <text:p text:style-name="P1"/>
      <text:p text:style-name="P1">2. Responsabilidad social y ambiental: La empresa reconoce su responsabilidad con la sociedad y el medio ambiente. Por lo tanto, se esfuerza por llevar a cabo sus operaciones de manera sostenible y ética, minimizando su impacto ambiental y contribuyendo al desarrollo social y económico de las comunidades donde opera.</text:p>
      <text:p text:style-name="P1"><text:soft-page-break/></text:p>
      <text:p text:style-name="P1">3. Cumplimiento normativo: Mercado Libre se compromete a cumplir con todas las leyes y regulaciones aplicables en los países donde opera. Esto incluye el cumplimiento de las normativas de protección al consumidor, privacidad de datos, seguridad de transacciones y cualquier otra legislación relevante.</text:p>
      <text:p text:style-name="P1"/>
      <text:p text:style-name="P1">4. Diversidad e inclusión: La empresa valora la diversidad y la inclusión en todas sus formas. Se esfuerza por crear un entorno de trabajo inclusivo donde todas las personas sean respetadas y valoradas por sus contribuciones individuales, independientemente de su origen étnico, género, orientación sexual, religión o cualquier otra característica personal.</text:p>
      <text:p text:style-name="P1"/>
      <text:p text:style-name="P1">Objetivos de Mercado Libre:</text:p>
      <text:p text:style-name="P1"/>
      <text:p text:style-name="P1">1. Expansión geográfica: Mercado Libre busca expandir su presencia en toda América Latina, penetrando en nuevos mercados y fortaleciendo su posición en los países donde ya opera. Esto incluye la expansión de sus servicios de comercio electrónico, pagos en línea y logística de envíos.</text:p>
      <text:p text:style-name="P1"/>
      <text:p text:style-name="P1">2. Innovación tecnológica: La empresa se compromete a seguir siendo líder en innovación tecnológica, desarrollando nuevas soluciones y mejorando continuamente su plataforma para ofrecer la mejor experiencia posible a sus usuarios. Esto incluye la implementación de tecnologías emergentes como inteligencia artificial, análisis de datos y realidad aumentada.</text:p>
      <text:p text:style-name="P1"/>
      <text:p text:style-name="P1">3. Inclusión financiera: Mercado Libre tiene como objetivo promover la inclusión financiera en América Latina, brindando acceso a servicios financieros a personas y empresas que tradicionalmente han estado excluidas del sistema bancario formal. Esto incluye la expansión de Mercado Pago y otros servicios financieros en la región.</text:p>
      <text:p text:style-name="P1"/>
      <text:p text:style-name="P1">4. Desarrollo empresarial: La empresa busca fomentar el desarrollo empresarial en América Latina, apoyando a pequeñas y medianas empresas a través de su plataforma y proporcionándoles herramientas y recursos para alcanzar el éxito en el comercio electrónico. Esto incluye programas de capacitación, asistencia técnica y acceso a financiamien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4:20:26.906383985</meta:creation-date>
    <dc:date>2024-04-16T14:23:34.948930927</dc:date>
    <meta:editing-duration>PT3M9S</meta:editing-duration>
    <meta:editing-cycles>1</meta:editing-cycles>
    <meta:document-statistic meta:table-count="0" meta:image-count="0" meta:object-count="0" meta:page-count="2" meta:paragraph-count="17" meta:word-count="701" meta:character-count="4701" meta:non-whitespace-character-count="4017"/>
    <meta:generator>LibreOffice/7.3.7.2$Linux_X86_64 LibreOffice_project/30$Build-2</meta:generator>
  </office:meta>
</office:document-meta>
</file>